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ingURICopletAdapter.getCacheKey( CopletInstanceData coplet , String uri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">
            <text:p text:style-name="Table_20_Contents">3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CachingURICopletAdapter.parameterize( Parameters 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achingURICopletAdapter.isSizingEvent( CopletInstance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chingURICopletAdapt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chingURICopletAdapter.handleCopletInstanceEvent( CopletInstanceEvent ev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achingURICopletAdapter.streamContent( CopletInstanceData coplet ,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hingURICopletAdapter.streamContent( final CopletInstanceData coplet , final String uri , final ContentHandler contentHandle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7">
            <text:p text:style-name="Table_20_Contents">7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CachingURICopletAdapt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ingURICopletAdapter.inform( CopletInstanceEvent e , PortalService servi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